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49cm" fo:min-width="1.37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55cm" fo:min-width="0.823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49cm" fo:min-width="0.709cm" fo:padding-top="0.15cm" fo:padding-bottom="0.15cm" fo:padding-left="0.275cm" fo:padding-right="0.275cm"/>
    </style:style>
    <style:style style:name="gr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434cm" fo:min-width="0.282cm" fo:padding-top="0.126cm" fo:padding-bottom="0.126cm" fo:padding-left="0.251cm" fo:padding-right="0.251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 draw:shadow="hidden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73cm" fo:min-width="0.82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1.86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853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2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9cm" fo:min-width="0.933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09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137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36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77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35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91cm" fo:min-width="0.383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64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7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628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38cm" fo:min-width="1.758cm" fo:padding-top="0.15cm" fo:padding-bottom="0.15cm" fo:padding-left="0.275cm" fo:padding-right="0.275cm"/>
    </style:style>
    <style:style style:name="gr2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3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7cm" fo:min-width="0.607cm" fo:padding-top="0.126cm" fo:padding-bottom="0.126cm" fo:padding-left="0.251cm" fo:padding-right="0.251cm"/>
    </style:style>
    <style:style style:name="gr3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3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797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3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3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cm" fo:padding-top="0.126cm" fo:padding-bottom="0.126cm" fo:padding-left="0.251cm" fo:padding-right="0.251cm"/>
    </style:style>
    <style:style style:name="gr4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4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4cm" fo:padding-top="0.126cm" fo:padding-bottom="0.126cm" fo:padding-left="0.251cm" fo:padding-right="0.251cm"/>
    </style:style>
    <style:style style:name="gr4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6cm" fo:min-width="0.608cm" fo:padding-top="0.126cm" fo:padding-bottom="0.126cm" fo:padding-left="0.251cm" fo:padding-right="0.251cm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017cm" fo:padding-top="0.15cm" fo:padding-bottom="0.15cm" fo:padding-left="0.275cm" fo:padding-right="0.275cm"/>
    </style:style>
    <style:style style:name="gr49" style:family="graphic" style:parent-style-name="objectwithoutfill">
      <style:graphic-properties draw:fill="none" draw:textarea-vertical-align="middle" draw:shadow="hidden"/>
    </style:style>
    <style:style style:name="gr5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71cm" fo:padding-top="0.15cm" fo:padding-bottom="0.15cm" fo:padding-left="0.275cm" fo:padding-right="0.275cm"/>
    </style:style>
    <style:style style:name="gr51" style:family="graphic" style:parent-style-name="standard">
      <style:graphic-properties draw:textarea-vertical-align="middle"/>
    </style:style>
    <style:style style:name="gr52" style:family="graphic" style:parent-style-name="objectwithoutfill">
      <style:graphic-properties draw:marker-end="Arrow" draw:marker-end-width="0.3cm" draw:fill="solid" draw:textarea-vertical-align="middle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2cm" fo:padding-top="0.126cm" fo:padding-bottom="0.126cm" fo:padding-left="0.251cm" fo:padding-right="0.251cm"/>
    </style:style>
    <style:style style:name="gr5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64cm" fo:min-width="2.631cm" fo:padding-top="0.15cm" fo:padding-bottom="0.15cm" fo:padding-left="0.275cm" fo:padding-right="0.275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24cm" svg:height="0.649cm" svg:x="12.244cm" svg:y="4.736cm">
          <draw:text-box>
            <text:p><text:span text:style-name="T1">display</text:span></text:p>
          </draw:text-box>
        </draw:frame>
        <draw:frame draw:style-name="gr2" draw:text-style-name="P1" draw:layer="layout" svg:width="1.373cm" svg:height="1.255cm" svg:x="16.001cm" svg:y="5.092cm">
          <draw:text-box>
            <text:p><text:span text:style-name="T1">on</text:span></text:p>
            <text:p><text:span text:style-name="T1">off</text:span></text:p>
          </draw:text-box>
        </draw:frame>
        <draw:frame draw:style-name="gr1" draw:text-style-name="P1" draw:layer="layout" svg:width="1.924cm" svg:height="0.649cm" svg:x="11.944cm" svg:y="2.835cm">
          <draw:text-box>
            <text:p><text:span text:style-name="T1">description</text:span></text:p>
          </draw:text-box>
        </draw:frame>
        <draw:frame draw:style-name="gr3" draw:text-style-name="P1" draw:layer="layout" svg:width="1.259cm" svg:height="0.649cm" svg:x="12.487cm" svg:y="0.852cm">
          <draw:text-box>
            <text:p><text:span text:style-name="T1">name</text:span></text:p>
          </draw:text-box>
        </draw:frame>
        <draw:custom-shape draw:style-name="gr4" draw:text-style-name="P3" xml:id="id24" draw:id="id24" draw:layer="layout" svg:width="1.108cm" svg:height="0.968cm" svg:x="10.626cm" svg:y="8.415cm">
          <text:p text:style-name="P2">3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013cm" svg:height="0.623cm" svg:x="15.387cm" svg:y="0.917cm">
          <draw:text-box>
            <text:p><text:span text:style-name="T1">STR(name)</text:span></text:p>
          </draw:text-box>
        </draw:frame>
        <draw:frame draw:style-name="gr6" draw:text-style-name="P1" draw:layer="layout" svg:width="1.373cm" svg:height="1.573cm" svg:x="9.607cm" svg:y="5.9cm">
          <draw:text-box>
            <text:p><text:span text:style-name="T1">delete</text:span></text:p>
            <text:p><text:span text:style-name="T1">save</text:span></text:p>
            <text:p><text:span text:style-name="T1">done</text:span></text:p>
            <text:p><text:span text:style-name="T1">cancel</text:span></text:p>
          </draw:text-box>
        </draw:frame>
        <draw:frame draw:style-name="gr7" draw:text-style-name="P1" draw:layer="layout" svg:width="2.41cm" svg:height="0.614cm" svg:x="7.914cm" svg:y="7.912cm">
          <draw:text-box>
            <text:p><text:span text:style-name="T1">INT(sensor id)</text:span></text:p>
          </draw:text-box>
        </draw:frame>
        <draw:frame draw:style-name="gr8" draw:text-style-name="P1" draw:layer="layout" svg:width="1.403cm" svg:height="0.623cm" svg:x="5.065cm" svg:y="7.852cm">
          <draw:text-box>
            <text:p><text:span text:style-name="T1">sedit</text:span></text:p>
          </draw:text-box>
        </draw:frame>
        <draw:frame draw:style-name="gr9" draw:text-style-name="P1" draw:layer="layout" svg:width="1.322cm" svg:height="0.623cm" svg:x="3.61cm" svg:y="24.716cm">
          <draw:text-box>
            <text:p><text:span text:style-name="T1">delete</text:span></text:p>
          </draw:text-box>
        </draw:frame>
        <draw:frame draw:style-name="gr10" draw:text-style-name="P1" draw:layer="layout" svg:width="1.483cm" svg:height="0.619cm" svg:x="4.103cm" svg:y="26.017cm">
          <draw:text-box>
            <text:p><text:span text:style-name="T1">ipc</text:span></text:p>
          </draw:text-box>
        </draw:frame>
        <draw:frame draw:style-name="gr10" draw:text-style-name="P1" draw:layer="layout" svg:width="1.483cm" svg:height="0.619cm" svg:x="4.601cm" svg:y="13.717cm">
          <draw:text-box>
            <text:p><text:span text:style-name="T1">ipc</text:span></text:p>
          </draw:text-box>
        </draw:frame>
        <draw:frame draw:style-name="gr10" draw:text-style-name="P1" draw:layer="layout" svg:width="1.483cm" svg:height="0.619cm" svg:x="4.702cm" svg:y="15.017cm">
          <draw:text-box>
            <text:p><text:span text:style-name="T1">ipc</text:span></text:p>
          </draw:text-box>
        </draw:frame>
        <draw:frame draw:style-name="gr11" draw:text-style-name="P1" draw:layer="layout" svg:width="1.687cm" svg:height="0.623cm" svg:x="9.669cm" svg:y="25.387cm">
          <draw:text-box>
            <text:p><text:span text:style-name="T1">schedule</text:span></text:p>
          </draw:text-box>
        </draw:frame>
        <draw:frame draw:style-name="gr12" draw:text-style-name="P1" draw:layer="layout" svg:width="1.64cm" svg:height="0.623cm" svg:x="9.769cm" svg:y="23.417cm">
          <draw:text-box>
            <text:p><text:span text:style-name="T1">template</text:span></text:p>
          </draw:text-box>
        </draw:frame>
        <draw:frame draw:style-name="gr11" draw:text-style-name="P1" draw:layer="layout" svg:width="1.687cm" svg:height="0.623cm" svg:x="8.168cm" svg:y="13.411cm">
          <draw:text-box>
            <text:p><text:span text:style-name="T1">schedule</text:span></text:p>
          </draw:text-box>
        </draw:frame>
        <draw:frame draw:style-name="gr13" draw:text-style-name="P1" draw:layer="layout" svg:width="3.181cm" svg:height="0.623cm" svg:x="10.827cm" svg:y="12.278cm">
          <draw:text-box>
            <text:p><text:span text:style-name="T1">STR(description)</text:span></text:p>
          </draw:text-box>
        </draw:frame>
        <draw:frame draw:style-name="gr14" draw:text-style-name="P1" draw:layer="layout" svg:width="1.89cm" svg:height="0.623cm" svg:x="5.827cm" svg:y="10.929cm">
          <draw:text-box>
            <text:p><text:span text:style-name="T1">INT(day #)</text:span></text:p>
          </draw:text-box>
        </draw:frame>
        <draw:frame draw:style-name="gr15" draw:text-style-name="P4" draw:layer="layout" svg:width="0.933cm" svg:height="0.856cm" svg:x="9.31cm" svg:y="10.212cm">
          <draw:text-box>
            <text:p><text:span text:style-name="T2">'*'</text:span></text:p>
          </draw:text-box>
        </draw:frame>
        <draw:frame draw:style-name="gr16" draw:text-style-name="P1" draw:layer="layout" svg:width="1.687cm" svg:height="1.267cm" svg:x="1.6cm" svg:y="3.098cm">
          <draw:text-box>
            <text:p><text:span text:style-name="T1">on</text:span></text:p>
            <text:p><text:span text:style-name="T1">off</text:span></text:p>
            <text:p><text:span text:style-name="T1">time</text:span></text:p>
          </draw:text-box>
        </draw:frame>
        <draw:frame draw:style-name="gr17" draw:text-style-name="P1" draw:layer="layout" svg:width="2.186cm" svg:height="0.623cm" svg:x="3.209cm" svg:y="3.774cm">
          <draw:text-box>
            <text:p><text:span text:style-name="T1">INT(channel)</text:span></text:p>
          </draw:text-box>
        </draw:frame>
        <draw:frame draw:style-name="gr18" draw:text-style-name="P1" draw:layer="layout" svg:width="1.204cm" svg:height="0.623cm" svg:x="5.128cm" svg:y="1.118cm">
          <draw:text-box>
            <text:p><text:span text:style-name="T1">cycle</text:span></text:p>
          </draw:text-box>
        </draw:frame>
        <draw:frame draw:style-name="gr19" draw:text-style-name="P1" draw:layer="layout" svg:width="3.227cm" svg:height="0.623cm" svg:x="10.827cm" svg:y="17.378cm">
          <draw:text-box>
            <text:p><text:span text:style-name="T1">INT(schedule #)</text:span></text:p>
          </draw:text-box>
        </draw:frame>
        <draw:frame draw:style-name="gr13" draw:text-style-name="P1" draw:layer="layout" svg:width="3.181cm" svg:height="0.623cm" svg:x="10.827cm" svg:y="16.017cm">
          <draw:text-box>
            <text:p><text:span text:style-name="T1">INT(template #)</text:span></text:p>
          </draw:text-box>
        </draw:frame>
        <draw:frame draw:style-name="gr11" draw:text-style-name="P1" draw:layer="layout" svg:width="1.687cm" svg:height="0.623cm" svg:x="8.168cm" svg:y="16.686cm">
          <draw:text-box>
            <text:p><text:span text:style-name="T1">schedule</text:span></text:p>
          </draw:text-box>
        </draw:frame>
        <draw:frame draw:style-name="gr12" draw:text-style-name="P1" draw:layer="layout" svg:width="1.64cm" svg:height="0.623cm" svg:x="8.168cm" svg:y="14.916cm">
          <draw:text-box>
            <text:p><text:span text:style-name="T1">template</text:span></text:p>
          </draw:text-box>
        </draw:frame>
        <draw:frame draw:style-name="gr20" draw:text-style-name="P1" draw:layer="layout" svg:width="1.085cm" svg:height="0.623cm" svg:x="3.578cm" svg:y="16.32cm">
          <draw:text-box>
            <text:p><text:span text:style-name="T1">load</text:span></text:p>
          </draw:text-box>
        </draw:frame>
        <draw:frame draw:style-name="gr21" draw:text-style-name="P1" draw:layer="layout" svg:width="1.153cm" svg:height="0.623cm" svg:x="3.51cm" svg:y="13.115cm">
          <draw:text-box>
            <text:p><text:span text:style-name="T1">save</text:span></text:p>
          </draw:text-box>
        </draw:frame>
        <draw:frame draw:style-name="gr22" draw:text-style-name="P1" draw:layer="layout" svg:width="1.759cm" svg:height="0.623cm" svg:x="3.604cm" svg:y="19.157cm">
          <draw:text-box>
            <text:p><text:span text:style-name="T1">INT(hour)</text:span></text:p>
          </draw:text-box>
        </draw:frame>
        <draw:frame draw:style-name="gr23" draw:text-style-name="P1" draw:layer="layout" svg:width="0.933cm" svg:height="0.991cm" svg:x="3.73cm" svg:y="10.986cm">
          <draw:text-box>
            <text:p><text:span text:style-name="T1">set</text:span></text:p>
          </draw:text-box>
        </draw:frame>
        <draw:frame draw:style-name="gr24" draw:text-style-name="P1" draw:layer="layout" svg:width="1.914cm" svg:height="0.623cm" svg:x="11.52cm" svg:y="22.31cm">
          <draw:text-box>
            <text:p><text:span text:style-name="T1">humidity</text:span></text:p>
          </draw:text-box>
        </draw:frame>
        <draw:frame draw:style-name="gr25" draw:text-style-name="P1" draw:layer="layout" svg:width="1.327cm" svg:height="0.623cm" svg:x="11.837cm" svg:y="20.298cm">
          <draw:text-box>
            <text:p><text:span text:style-name="T1">temp</text:span></text:p>
          </draw:text-box>
        </draw:frame>
        <draw:frame draw:style-name="gr26" draw:text-style-name="P1" draw:layer="layout" svg:width="2.178cm" svg:height="1.267cm" svg:x="10.827cm" svg:y="18.748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27" draw:text-style-name="P1" draw:layer="layout" svg:width="2.178cm" svg:height="0.623cm" svg:x="14.39cm" svg:y="20.321cm">
          <draw:text-box>
            <text:p><text:span text:style-name="T1">INT(temp)</text:span></text:p>
          </draw:text-box>
        </draw:frame>
        <draw:frame draw:style-name="gr28" draw:text-style-name="P1" draw:layer="layout" svg:width="2.308cm" svg:height="0.638cm" svg:x="14.304cm" svg:y="22.257cm">
          <draw:text-box>
            <text:p><text:span text:style-name="T1">INT(humidity)</text:span></text:p>
          </draw:text-box>
        </draw:frame>
        <draw:custom-shape draw:style-name="gr29" draw:text-style-name="P3" xml:id="id27" draw:id="id27" draw:layer="layout" svg:width="1.11cm" svg:height="1.109cm" svg:x="13.802cm" svg:y="4.849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109cm" svg:height="1.109cm" svg:x="26.284cm" svg:y="5.32cm">
          <text:p text:style-name="P2">1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1.108cm" svg:height="1.109cm" svg:x="26.429cm" svg:y="7.896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1.108cm" svg:height="1.115cm" svg:x="26.316cm" svg:y="9.951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1.108cm" svg:height="1.107cm" svg:x="23.645cm" svg:y="3.08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1.403cm" svg:height="0.623cm" svg:x="4.593cm" svg:y="2.467cm">
          <draw:text-box draw:corner-radius="0.157cm">
            <text:p><text:span text:style-name="T1">sensor</text:span></text:p>
          </draw:text-box>
        </draw:frame>
        <draw:frame draw:style-name="gr33" draw:text-style-name="P1" draw:layer="layout" svg:width="2.347cm" svg:height="0.927cm" svg:x="6.03cm" svg:y="4.311cm">
          <draw:text-box>
            <text:p><text:span text:style-name="T1">INT(sensor id)</text:span></text:p>
          </draw:text-box>
        </draw:frame>
        <draw:frame draw:style-name="gr34" draw:text-style-name="P1" draw:layer="layout" svg:width="2.046cm" svg:height="0.623cm" svg:x="6.569cm" svg:y="19.227cm">
          <draw:text-box>
            <text:p><text:span text:style-name="T1">INT(minute)</text:span></text:p>
          </draw:text-box>
        </draw:frame>
        <draw:frame draw:style-name="gr14" draw:text-style-name="P1" draw:layer="layout" svg:width="1.89cm" svg:height="0.623cm" svg:x="5.927cm" svg:y="10.928cm">
          <draw:text-box>
            <text:p><text:span text:style-name="T1">INT(day #)</text:span></text:p>
          </draw:text-box>
        </draw:frame>
        <draw:frame draw:style-name="gr19" draw:text-style-name="P1" draw:layer="layout" svg:width="3.227cm" svg:height="0.623cm" svg:x="10.827cm" svg:y="14.077cm">
          <draw:text-box>
            <text:p><text:span text:style-name="T1">STR(description)</text:span></text:p>
          </draw:text-box>
        </draw:frame>
        <draw:frame draw:style-name="gr35" draw:text-style-name="P1" draw:layer="layout" svg:width="2.013cm" svg:height="0.623cm" svg:x="8.168cm" svg:y="11.821cm">
          <draw:text-box>
            <text:p><text:span text:style-name="T1">template</text:span></text:p>
          </draw:text-box>
        </draw:frame>
        <draw:frame draw:style-name="gr36" draw:text-style-name="P1" draw:layer="layout" svg:width="2.173cm" svg:height="0.945cm" svg:x="6.968cm" svg:y="5.411cm">
          <draw:text-box>
            <text:p><text:span text:style-name="T1">INT(off secs)</text:span></text:p>
          </draw:text-box>
        </draw:frame>
        <draw:frame draw:style-name="gr27" draw:text-style-name="P1" draw:layer="layout" svg:width="2.178cm" svg:height="0.623cm" svg:x="7.122cm" svg:y="2.318cm">
          <draw:text-box>
            <text:p><text:span text:style-name="T1">INT(on secs)</text:span></text:p>
          </draw:text-box>
        </draw:frame>
        <draw:custom-shape draw:style-name="gr29" draw:text-style-name="P3" xml:id="id4" draw:id="id4" draw:layer="layout" svg:width="1.108cm" svg:height="1.109cm" svg:x="2.767cm" svg:y="4.682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xml:id="id1" draw:id="id1" draw:layer="layout" svg:width="1.109cm" svg:height="1.108cm" svg:x="2.769cm" svg:y="1.70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xml:id="id2" draw:id="id2" draw:layer="layout" svg:width="1.108cm" svg:height="1.108cm" svg:x="6.977cm" svg:y="0.95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xml:id="id3" draw:id="id3" draw:layer="layout" svg:width="1.109cm" svg:height="1.109cm" svg:x="8.676cm" svg:y="4.31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687cm" svg:height="0.623cm" svg:x="1.784cm" svg:y="7.327cm">
          <draw:text-box>
            <text:p><text:span text:style-name="T1">schedule</text:span></text:p>
          </draw:text-box>
        </draw:frame>
        <draw:frame draw:style-name="gr38" draw:text-style-name="P1" draw:layer="layout" svg:width="2.423cm" svg:height="0.623cm" svg:x="9.298cm" svg:y="10.881cm">
          <draw:text-box>
            <text:p><text:span text:style-name="T1">INT(channel #)</text:span></text:p>
          </draw:text-box>
        </draw:frame>
        <draw:custom-shape draw:style-name="gr29" draw:text-style-name="P3" draw:layer="layout" svg:width="1.108cm" svg:height="1.109cm" svg:x="23.356cm" svg:y="5.592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1.104cm" svg:height="1.108cm" svg:x="23.382cm" svg:y="7.494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1.078cm" svg:height="1.108cm" svg:x="23.66cm" svg:y="10.009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5" draw:layer="layout" draw:type="curve" svg:x1="3.878cm" svg:y1="2.255cm" svg:x2="6.977cm" svg:y2="1.507cm" draw:start-shape="id1" draw:start-glue-point="10" draw:end-shape="id2" draw:end-glue-point="6" svg:d="M3878 2255c2325 0 776-748 3099-748" svg:viewBox="0 0 3100 749">
          <text:p/>
        </draw:connector>
        <draw:connector draw:style-name="gr41" draw:text-style-name="P5" draw:layer="layout" draw:type="curve" svg:x1="8.085cm" svg:y1="1.507cm" svg:x2="9.231cm" svg:y2="4.315cm" draw:start-shape="id2" draw:start-glue-point="10" draw:end-shape="id3" draw:end-glue-point="4" svg:d="M8085 1507c764 0 1146 936 1146 2808" svg:viewBox="0 0 1147 2809">
          <text:p/>
        </draw:connector>
        <draw:frame draw:style-name="gr15" draw:text-style-name="P4" draw:layer="layout" svg:width="0.933cm" svg:height="0.856cm" svg:x="5.83cm" svg:y="10.271cm">
          <draw:text-box>
            <text:p><text:span text:style-name="T2">'*'</text:span></text:p>
          </draw:text-box>
        </draw:frame>
        <draw:custom-shape draw:style-name="gr42" draw:text-style-name="P3" xml:id="id18" draw:id="id18" draw:layer="layout" svg:width="1.109cm" svg:height="1.109cm" svg:x="5.732cm" svg:y="3.241cm">
          <text:p text:style-name="P2">2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5" draw:layer="layout" draw:type="curve" svg:x1="3.321cm" svg:y1="4.682cm" svg:x2="3.324cm" svg:y2="2.809cm" draw:start-shape="id4" draw:start-glue-point="4" draw:end-shape="id1" draw:end-glue-point="8" svg:d="M3321 4682c0-1404 3-468 3-1873" svg:viewBox="0 0 4 1874">
          <text:p/>
        </draw:connector>
        <draw:custom-shape draw:style-name="gr44" draw:text-style-name="P3" xml:id="id5" draw:id="id5" draw:layer="layout" svg:width="1.11cm" svg:height="1.108cm" svg:x="2.74cm" svg:y="8.67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5" draw:layer="layout" draw:type="curve" draw:line-skew="0.581cm" svg:x1="3.321cm" svg:y1="5.791cm" svg:x2="3.295cm" svg:y2="8.678cm" draw:start-shape="id4" draw:start-glue-point="8" draw:end-shape="id5" draw:end-glue-point="4" svg:d="M3321 5791c0 3037-26 1594-26 2887" svg:viewBox="0 0 27 2888">
          <text:p/>
        </draw:connector>
        <draw:custom-shape draw:style-name="gr44" draw:text-style-name="P3" xml:id="id6" draw:id="id6" draw:layer="layout" svg:width="1.11cm" svg:height="1.108cm" svg:x="4.801cm" svg:y="10.36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7" draw:id="id7" draw:layer="layout" svg:width="1.11cm" svg:height="1.108cm" svg:x="4.801cm" svg:y="12.563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8" draw:id="id8" draw:layer="layout" svg:width="1.11cm" svg:height="1.108cm" svg:x="4.801cm" svg:y="15.764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9" draw:id="id9" draw:layer="layout" svg:width="1.11cm" svg:height="1.108cm" svg:x="5.501cm" svg:y="18.665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5" draw:layer="layout" draw:type="curve" svg:x1="3.295cm" svg:y1="9.786cm" svg:x2="4.801cm" svg:y2="10.916cm" draw:start-shape="id5" draw:start-glue-point="8" draw:end-shape="id6" draw:end-glue-point="6" svg:d="M3295 9786c0 754 502 1130 1506 1130" svg:viewBox="0 0 1507 1131">
          <text:p/>
        </draw:connector>
        <draw:connector draw:style-name="gr43" draw:text-style-name="P5" draw:layer="layout" draw:type="curve" svg:x1="3.295cm" svg:y1="9.786cm" svg:x2="4.801cm" svg:y2="13.117cm" draw:start-shape="id5" draw:start-glue-point="8" draw:end-shape="id7" draw:end-glue-point="6" svg:d="M3295 9786c0 2221 502 3331 1506 3331" svg:viewBox="0 0 1507 3332">
          <text:p/>
        </draw:connector>
        <draw:connector draw:style-name="gr43" draw:text-style-name="P5" draw:layer="layout" draw:type="curve" svg:x1="3.295cm" svg:y1="9.786cm" svg:x2="4.801cm" svg:y2="16.318cm" draw:start-shape="id5" draw:start-glue-point="8" draw:end-shape="id8" draw:end-glue-point="6" svg:d="M3295 9786c0 4355 502 6532 1506 6532" svg:viewBox="0 0 1507 6533">
          <text:p/>
        </draw:connector>
        <draw:connector draw:style-name="gr43" draw:text-style-name="P5" draw:layer="layout" draw:type="curve" svg:x1="3.295cm" svg:y1="9.786cm" svg:x2="5.501cm" svg:y2="19.219cm" draw:start-shape="id5" draw:start-glue-point="8" draw:end-shape="id9" draw:end-glue-point="6" svg:d="M3295 9786c0 6289 735 9433 2206 9433" svg:viewBox="0 0 2207 9434">
          <text:p/>
        </draw:connector>
        <draw:custom-shape draw:style-name="gr44" draw:text-style-name="P3" xml:id="id10" draw:id="id10" draw:layer="layout" svg:width="1.11cm" svg:height="1.108cm" svg:x="8.305cm" svg:y="10.36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1" draw:id="id11" draw:layer="layout" svg:width="1.11cm" svg:height="1.108cm" svg:x="9.906cm" svg:y="13.467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12" draw:id="id12" draw:layer="layout" svg:width="1.11cm" svg:height="1.108cm" svg:x="9.907cm" svg:y="11.768cm">
          <text:p text:style-name="P2">1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4" draw:id="id14" draw:layer="layout" svg:width="1.11cm" svg:height="1.108cm" svg:x="9.907cm" svg:y="14.968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3" draw:id="id13" draw:layer="layout" svg:width="1.11cm" svg:height="1.108cm" svg:x="9.908cm" svg:y="16.869cm">
          <text:p text:style-name="P2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5" draw:layer="layout" draw:type="line" svg:x1="5.911cm" svg:y1="10.916cm" svg:x2="8.305cm" svg:y2="10.92cm" draw:start-shape="id6" draw:start-glue-point="10" draw:end-shape="id10" draw:end-glue-point="6" svg:d="M5911 10916l2394 4" svg:viewBox="0 0 2395 5">
          <text:p/>
        </draw:connector>
        <draw:connector draw:style-name="gr43" draw:text-style-name="P5" draw:layer="layout" draw:type="curve" draw:line-skew="0.156cm" svg:x1="9.415cm" svg:y1="10.92cm" svg:x2="3.85cm" svg:y2="9.232cm" draw:start-shape="id10" draw:start-glue-point="10" draw:end-shape="id5" draw:end-glue-point="10" svg:d="M9415 10920c987 0 3769-1688-5565-1688" svg:viewBox="0 0 6729 1689">
          <text:p/>
        </draw:connector>
        <draw:connector draw:style-name="gr43" draw:text-style-name="P5" draw:layer="layout" draw:type="curve" svg:x1="5.911cm" svg:y1="13.117cm" svg:x2="9.906cm" svg:y2="14.021cm" draw:start-shape="id7" draw:start-glue-point="10" draw:end-shape="id11" draw:end-glue-point="6" svg:d="M5911 13117c2997 0 1000 904 3995 904" svg:viewBox="0 0 3996 905">
          <text:p/>
        </draw:connector>
        <draw:connector draw:style-name="gr43" draw:text-style-name="P5" draw:layer="layout" draw:type="curve" svg:x1="5.911cm" svg:y1="13.117cm" svg:x2="9.907cm" svg:y2="12.322cm" draw:start-shape="id7" draw:start-glue-point="10" draw:end-shape="id12" draw:end-glue-point="6" svg:d="M5911 13117c2998 0 1001-795 3996-795" svg:viewBox="0 0 3997 796">
          <text:p/>
        </draw:connector>
        <draw:connector draw:style-name="gr43" draw:text-style-name="P5" draw:layer="layout" draw:type="curve" svg:x1="5.911cm" svg:y1="16.318cm" svg:x2="9.908cm" svg:y2="17.423cm" draw:start-shape="id8" draw:start-glue-point="10" draw:end-shape="id13" draw:end-glue-point="6" svg:d="M5911 16318c2998 0 1000 1105 3997 1105" svg:viewBox="0 0 3998 1106">
          <text:p/>
        </draw:connector>
        <draw:connector draw:style-name="gr46" draw:text-style-name="P5" draw:layer="layout" draw:type="curve" draw:line-skew="0.104cm" svg:x1="11.017cm" svg:y1="12.322cm" svg:x2="3.85cm" svg:y2="9.232cm" draw:start-shape="id12" draw:start-glue-point="10" draw:end-shape="id5" draw:end-glue-point="10" svg:d="M11017 12322c909 0 4492-3090-7167-3090" svg:viewBox="0 0 8401 3091">
          <text:p/>
        </draw:connector>
        <draw:connector draw:style-name="gr46" draw:text-style-name="P5" draw:layer="layout" draw:type="curve" draw:line-skew="1.287cm" svg:x1="11.016cm" svg:y1="14.021cm" svg:x2="3.85cm" svg:y2="9.232cm" draw:start-shape="id11" draw:start-glue-point="10" draw:end-shape="id5" draw:end-glue-point="10" svg:d="M11016 14021c2683 0 6266-4789-7166-4789" svg:viewBox="0 0 9705 4790">
          <text:p/>
        </draw:connector>
        <draw:connector draw:style-name="gr46" draw:text-style-name="P5" draw:layer="layout" draw:type="curve" draw:line-skew="2.262cm" svg:x1="11.017cm" svg:y1="15.522cm" svg:x2="3.85cm" svg:y2="9.232cm" draw:start-shape="id14" draw:start-glue-point="10" draw:end-shape="id5" draw:end-glue-point="10" svg:d="M11017 15522c4146 0 7729-6290-7167-6290" svg:viewBox="0 0 10790 6291">
          <text:p/>
        </draw:connector>
        <draw:connector draw:style-name="gr46" draw:text-style-name="P5" draw:layer="layout" draw:type="curve" draw:line-skew="3.264cm" svg:x1="11.018cm" svg:y1="17.423cm" svg:x2="3.85cm" svg:y2="9.232cm" draw:start-shape="id13" draw:start-glue-point="10" draw:end-shape="id5" draw:end-glue-point="10" svg:d="M11018 17423c5649 0 9233-8191-7168-8191" svg:viewBox="0 0 11910 8192">
          <text:p/>
        </draw:connector>
        <draw:custom-shape draw:style-name="gr44" draw:text-style-name="P3" xml:id="id15" draw:id="id15" draw:layer="layout" svg:width="1.11cm" svg:height="1.108cm" svg:x="9.805cm" svg:y="18.666cm">
          <text:p text:style-name="P2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6" draw:id="id16" draw:layer="layout" svg:width="1.11cm" svg:height="1.108cm" svg:x="13.333cm" svg:y="19.749cm">
          <text:p text:style-name="P2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7" draw:id="id17" draw:layer="layout" svg:width="1.11cm" svg:height="1.108cm" svg:x="13.334cm" svg:y="21.75cm">
          <text:p text:style-name="P2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5" draw:layer="layout" draw:type="line" svg:x1="6.611cm" svg:y1="19.219cm" svg:x2="9.805cm" svg:y2="19.22cm" draw:start-shape="id9" draw:start-glue-point="10" draw:end-shape="id15" draw:end-glue-point="6" svg:d="M6611 19219l3194 1" svg:viewBox="0 0 3195 2">
          <text:p/>
        </draw:connector>
        <draw:connector draw:style-name="gr46" draw:text-style-name="P5" draw:layer="layout" draw:type="curve" draw:line-skew="4.177cm" svg:x1="10.915cm" svg:y1="19.22cm" svg:x2="3.85cm" svg:y2="9.232cm" draw:start-shape="id15" draw:start-glue-point="10" draw:end-shape="id5" draw:end-glue-point="10" svg:d="M10915 19220c7018 0 10551-9988-7065-9988" svg:viewBox="0 0 12820 9989">
          <text:p/>
        </draw:connector>
        <draw:connector draw:style-name="gr46" draw:text-style-name="P5" draw:layer="layout" draw:type="curve" draw:line-skew="1.57cm" svg:x1="14.443cm" svg:y1="20.303cm" svg:x2="3.85cm" svg:y2="9.232cm" draw:start-shape="id16" draw:start-glue-point="10" draw:end-shape="id5" draw:end-glue-point="10" svg:d="M14443 20303c3108 0 8404-11071-10593-11071" svg:viewBox="0 0 13712 11072">
          <text:p/>
        </draw:connector>
        <draw:connector draw:style-name="gr43" draw:text-style-name="P5" draw:layer="layout" draw:type="curve" svg:x1="10.36cm" svg:y1="19.774cm" svg:x2="13.333cm" svg:y2="20.303cm" draw:start-shape="id15" draw:start-glue-point="8" draw:end-shape="id16" draw:end-glue-point="6" svg:d="M10360 19774c0 353 991 529 2973 529" svg:viewBox="0 0 2974 530">
          <text:p/>
        </draw:connector>
        <draw:connector draw:style-name="gr43" draw:text-style-name="P5" draw:layer="layout" draw:type="curve" svg:x1="10.36cm" svg:y1="19.774cm" svg:x2="13.334cm" svg:y2="22.304cm" draw:start-shape="id15" draw:start-glue-point="8" draw:end-shape="id17" draw:end-glue-point="6" svg:d="M10360 19774c0 1687 991 2530 2974 2530" svg:viewBox="0 0 2975 2531">
          <text:p/>
        </draw:connector>
        <draw:connector draw:style-name="gr46" draw:text-style-name="P5" draw:layer="layout" draw:type="curve" draw:line-skew="2.274cm" svg:x1="14.444cm" svg:y1="22.304cm" svg:x2="3.85cm" svg:y2="9.232cm" draw:start-shape="id17" draw:start-glue-point="10" draw:end-shape="id5" draw:end-glue-point="10" svg:d="M14444 22304c4164 0 9461-13072-10594-13072" svg:viewBox="0 0 14494 13073">
          <text:p/>
        </draw:connector>
        <draw:connector draw:style-name="gr46" draw:text-style-name="P5" draw:layer="layout" draw:type="curve" svg:x1="6.287cm" svg:y1="4.35cm" svg:x2="3.875cm" svg:y2="5.237cm" draw:start-shape="id18" draw:start-glue-point="8" draw:end-shape="id4" draw:end-glue-point="10" svg:d="M6287 4350c0 592-804 887-2412 887" svg:viewBox="0 0 2413 888">
          <text:p/>
        </draw:connector>
        <draw:connector draw:style-name="gr43" draw:text-style-name="P5" draw:layer="layout" draw:type="curve" svg:x1="3.878cm" svg:y1="2.255cm" svg:x2="6.287cm" svg:y2="3.241cm" draw:start-shape="id1" draw:start-glue-point="10" draw:end-shape="id18" draw:end-glue-point="4" svg:d="M3878 2255c1606 0 2409 328 2409 986" svg:viewBox="0 0 2410 987">
          <text:p/>
        </draw:connector>
        <draw:connector draw:style-name="gr47" draw:text-style-name="P5" draw:layer="layout" draw:type="curve" svg:x1="5.911cm" svg:y1="16.318cm" svg:x2="9.907cm" svg:y2="15.522cm" draw:start-shape="id8" draw:start-glue-point="10" draw:end-shape="id14" draw:end-glue-point="6" svg:d="M5911 16318c2998 0 1001-796 3996-796" svg:viewBox="0 0 3997 797">
          <text:p/>
        </draw:connector>
        <draw:frame draw:style-name="gr48" draw:text-style-name="P1" draw:layer="layout" svg:width="2.567cm" svg:height="0.623cm" svg:x="12.622cm" svg:y="26.085cm">
          <draw:text-box>
            <text:p><text:span text:style-name="T1">INT(schedule #)</text:span></text:p>
          </draw:text-box>
        </draw:frame>
        <draw:custom-shape draw:style-name="gr44" draw:text-style-name="P3" xml:id="id20" draw:id="id20" draw:layer="layout" svg:width="1.11cm" svg:height="1.108cm" svg:x="4.759cm" svg:y="24.212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21" draw:id="id21" draw:layer="layout" svg:width="1.11cm" svg:height="1.108cm" svg:x="11.482cm" svg:y="25.612cm">
          <text:p text:style-name="P2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9" draw:id="id19" draw:layer="layout" svg:width="1.11cm" svg:height="1.108cm" svg:x="11.483cm" svg:y="23.413cm">
          <text:p text:style-name="P2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5" draw:layer="layout" draw:type="curve" draw:line-skew="5.07cm" svg:x1="12.593cm" svg:y1="23.967cm" svg:x2="3.85cm" svg:y2="9.232cm" draw:start-shape="id19" draw:start-glue-point="10" draw:end-shape="id5" draw:end-glue-point="10" svg:d="M12593 23967c8358 0 12729-14735-8743-14735" svg:viewBox="0 0 15620 14736">
          <text:p/>
        </draw:connector>
        <draw:connector draw:style-name="gr47" draw:text-style-name="P5" draw:layer="layout" draw:type="curve" svg:x1="3.295cm" svg:y1="9.786cm" svg:x2="4.759cm" svg:y2="24.766cm" draw:start-shape="id5" draw:start-glue-point="8" draw:end-shape="id20" draw:end-glue-point="6" svg:d="M3295 9786c0 9987 488 14980 1464 14980" svg:viewBox="0 0 1465 14981">
          <text:p/>
        </draw:connector>
        <draw:connector draw:style-name="gr47" draw:text-style-name="P5" draw:layer="layout" draw:type="curve" svg:x1="5.869cm" svg:y1="24.766cm" svg:x2="11.483cm" svg:y2="23.967cm" draw:start-shape="id20" draw:start-glue-point="10" draw:end-shape="id19" draw:end-glue-point="6" svg:d="M5869 24766c4212 0 1405-799 5614-799" svg:viewBox="0 0 5615 800">
          <text:p/>
        </draw:connector>
        <draw:connector draw:style-name="gr47" draw:text-style-name="P5" draw:layer="layout" draw:type="curve" svg:x1="5.869cm" svg:y1="24.766cm" svg:x2="11.482cm" svg:y2="26.166cm" draw:start-shape="id20" draw:start-glue-point="10" draw:end-shape="id21" draw:end-glue-point="6" svg:d="M5869 24766c4210 0 1404 1400 5613 1400" svg:viewBox="0 0 5614 1401">
          <text:p/>
        </draw:connector>
        <draw:connector draw:style-name="gr49" draw:text-style-name="P5" draw:layer="layout" draw:type="curve" draw:line-skew="5.735cm" svg:x1="12.592cm" svg:y1="26.166cm" svg:x2="3.85cm" svg:y2="9.232cm" draw:start-shape="id21" draw:start-glue-point="10" draw:end-shape="id5" draw:end-glue-point="10" svg:d="M12592 26166c9355 0 13726-16934-8742-16934" svg:viewBox="0 0 16363 16935">
          <text:p/>
        </draw:connector>
        <draw:frame draw:style-name="gr50" draw:text-style-name="P1" draw:layer="layout" svg:width="2.521cm" svg:height="0.623cm" svg:x="12.622cm" svg:y="23.986cm">
          <draw:text-box>
            <text:p><text:span text:style-name="T1">INT(template #)</text:span></text:p>
          </draw:text-box>
        </draw:frame>
        <draw:circle draw:style-name="gr51" draw:text-style-name="P2" xml:id="id22" draw:id="id22" draw:layer="layout" svg:width="1.128cm" svg:height="1.128cm" svg:x="7.21cm" svg:y="14.153cm">
          <text:p text:style-name="P2">4</text:p>
        </draw:circle>
        <draw:connector draw:style-name="gr52" draw:text-style-name="P6" draw:layer="layout" draw:type="curve" svg:x1="5.356cm" svg:y1="13.671cm" svg:x2="7.21cm" svg:y2="14.717cm" draw:start-shape="id7" draw:start-glue-point="8" draw:end-shape="id22" draw:end-glue-point="3" svg:d="M5356 13671c0 698 618 1046 1854 1046" svg:viewBox="0 0 1855 1047">
          <text:p/>
        </draw:connector>
        <draw:connector draw:style-name="gr53" draw:text-style-name="P6" draw:layer="layout" draw:type="curve" svg:x1="5.356cm" svg:y1="15.764cm" svg:x2="7.21cm" svg:y2="14.717cm" draw:start-shape="id8" draw:start-glue-point="4" draw:end-shape="id22" draw:end-glue-point="3" svg:d="M5356 15764c0-698 618-1047 1854-1047" svg:viewBox="0 0 1855 1048">
          <text:p/>
        </draw:connector>
        <draw:connector draw:style-name="gr52" draw:text-style-name="P6" draw:layer="layout" draw:type="curve" draw:line-skew="0.425cm -1.056cm" svg:x1="5.314cm" svg:y1="25.32cm" svg:x2="2.74cm" svg:y2="9.232cm" draw:start-shape="id20" draw:start-glue-point="8" draw:end-shape="id5" draw:end-glue-point="6" svg:d="M5314 25320c0 1390-2066 1158-3293-3211s-1616-12877 719-12877" svg:viewBox="0 0 4273 16845">
          <text:p/>
        </draw:connector>
        <draw:custom-shape draw:style-name="gr54" draw:text-style-name="P3" xml:id="id23" draw:id="id23" draw:layer="layout" svg:width="1.108cm" svg:height="1.108cm" svg:x="6.135cm" svg:y="7.241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6" draw:layer="layout" draw:type="curve" svg:x1="3.321cm" svg:y1="5.791cm" svg:x2="6.135cm" svg:y2="7.795cm" draw:start-shape="id4" draw:start-glue-point="8" draw:end-shape="id23" draw:end-glue-point="6" svg:d="M3321 5791c0 1336 938 2004 2814 2004" svg:viewBox="0 0 2815 2005">
          <text:p/>
        </draw:connector>
        <draw:frame draw:style-name="gr55" draw:text-style-name="P1" draw:layer="layout" svg:width="3.181cm" svg:height="0.664cm" svg:x="15.402cm" svg:y="2.852cm">
          <draw:text-box>
            <text:p><text:span text:style-name="T1">STR(description)</text:span></text:p>
          </draw:text-box>
        </draw:frame>
        <draw:custom-shape draw:style-name="gr54" draw:text-style-name="P3" xml:id="id25" draw:id="id25" draw:layer="layout" svg:width="1.108cm" svg:height="1.108cm" svg:x="13.818cm" svg:y="2.937cm">
          <text:p text:style-name="P2">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6" draw:layer="layout" draw:type="curve" svg:x1="11.18cm" svg:y1="8.415cm" svg:x2="13.818cm" svg:y2="3.491cm" draw:start-shape="id24" draw:start-glue-point="4" draw:end-shape="id25" draw:end-glue-point="6" svg:d="M11180 8415c0-3283 879-4924 2638-4924" svg:viewBox="0 0 2639 4925">
          <text:p/>
        </draw:connector>
        <draw:connector draw:style-name="gr52" draw:text-style-name="P6" draw:layer="layout" draw:type="curve" svg:x1="11.18cm" svg:y1="8.415cm" svg:x2="3.713cm" svg:y2="5.629cm" draw:start-shape="id24" draw:start-glue-point="4" draw:end-shape="id4" draw:end-glue-point="9" svg:d="M11180 8415c0-1968-7467-575-7467-2786" svg:viewBox="0 0 7468 2787">
          <text:p/>
        </draw:connector>
        <draw:connector draw:style-name="gr52" draw:text-style-name="P6" draw:layer="layout" draw:type="curve" draw:line-skew="2.497cm" svg:x1="14.926cm" svg:y1="3.491cm" svg:x2="11.734cm" svg:y2="8.899cm" draw:start-shape="id25" draw:start-glue-point="10" draw:end-shape="id24" draw:end-glue-point="10" svg:d="M14926 3491c4498 0 6094 5408-3192 5408" svg:viewBox="0 0 6784 5409">
          <text:p/>
        </draw:connector>
        <draw:custom-shape draw:style-name="gr54" draw:text-style-name="P3" xml:id="id26" draw:id="id26" draw:layer="layout" svg:width="1.108cm" svg:height="1.108cm" svg:x="13.814cm" svg:y="0.966cm">
          <text:p text:style-name="P2">3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6" draw:layer="layout" draw:type="curve" svg:x1="11.18cm" svg:y1="8.415cm" svg:x2="13.814cm" svg:y2="1.52cm" draw:start-shape="id24" draw:start-glue-point="4" draw:end-shape="id26" draw:end-glue-point="6" svg:d="M11180 8415c0-4597 878-6895 2634-6895" svg:viewBox="0 0 2635 6896">
          <text:p/>
        </draw:connector>
        <draw:connector draw:style-name="gr53" draw:text-style-name="P6" draw:layer="layout" draw:type="curve" draw:line-skew="3.406cm" svg:x1="14.922cm" svg:y1="1.52cm" svg:x2="11.734cm" svg:y2="8.899cm" draw:start-shape="id26" draw:start-glue-point="10" draw:end-shape="id24" draw:end-glue-point="10" svg:d="M14922 1520c5862 0 7456 7379-3188 7379" svg:viewBox="0 0 7799 7380">
          <text:p/>
        </draw:connector>
        <draw:connector draw:style-name="gr52" draw:text-style-name="P6" draw:layer="layout" draw:type="curve" svg:x1="7.243cm" svg:y1="7.795cm" svg:x2="10.788cm" svg:y2="8.556cm" draw:start-shape="id23" draw:start-glue-point="10" draw:end-shape="id24" draw:end-glue-point="5" svg:d="M7243 7795c2364 0 3545 253 3545 761" svg:viewBox="0 0 3546 762">
          <text:p/>
        </draw:connector>
        <draw:connector draw:style-name="gr52" draw:text-style-name="P6" draw:layer="layout" draw:type="curve" draw:line-skew="-0.819cm" svg:x1="2.769cm" svg:y1="2.255cm" svg:x2="2.767cm" svg:y2="5.237cm" draw:start-shape="id1" draw:start-glue-point="6" draw:end-shape="id4" draw:end-glue-point="6" svg:d="M2769 2255c-1983 0-1982 2982-2 2982" svg:viewBox="0 0 1488 2983">
          <text:p/>
        </draw:connector>
        <draw:connector draw:style-name="gr52" draw:text-style-name="P6" draw:layer="layout" draw:type="curve" svg:x1="9.231cm" svg:y1="5.424cm" svg:x2="3.713cm" svg:y2="5.629cm" draw:start-shape="id3" draw:start-glue-point="8" draw:end-shape="id4" draw:end-glue-point="9" svg:d="M9231 5424c0 1302-5518 1199-5518 205" svg:viewBox="0 0 5519 965">
          <text:p/>
        </draw:connector>
        <draw:connector draw:style-name="gr52" draw:text-style-name="P6" draw:layer="layout" draw:type="curve" svg:x1="11.18cm" svg:y1="8.415cm" svg:x2="13.802cm" svg:y2="5.404cm" draw:start-shape="id24" draw:start-glue-point="4" draw:end-shape="id27" draw:end-glue-point="6" svg:d="M11180 8415c0-2008 874-3011 2622-3011" svg:viewBox="0 0 2623 3012">
          <text:p/>
        </draw:connector>
        <draw:connector draw:style-name="gr53" draw:text-style-name="P6" draw:layer="layout" draw:type="curve" draw:line-skew="0.903cm" svg:x1="14.912cm" svg:y1="5.404cm" svg:x2="11.734cm" svg:y2="8.899cm" draw:start-shape="id27" draw:start-glue-point="10" draw:end-shape="id24" draw:end-glue-point="10" svg:d="M14912 5404c2107 0 3696 3495-3178 3495" svg:viewBox="0 0 4985 34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ccccc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ff33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7-04-16T12:02:07.390392000</dc:date>
    <meta:editing-duration>P2DT7H3M32S</meta:editing-duration>
    <meta:editing-cycles>42</meta:editing-cycles>
    <meta:generator>LibreOffice/5.0.3.2$MacOSX_X86_64 LibreOffice_project/e5f16313668ac592c1bfb310f4390624e3dbfb75</meta:generator>
    <meta:print-date>2016-04-01T14:05:37.568278000</meta:print-date>
    <meta:document-statistic meta:object-count="127"/>
  </office:meta>
</office:document-meta>
</file>